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1312" officeooo:paragraph-rsid="00091312"/>
    </style:style>
    <style:style style:name="P2" style:family="paragraph" style:parent-style-name="Preformatted_20_Text">
      <style:text-properties style:font-name="FreeSans" fo:font-size="12pt" officeooo:rsid="000790b5" officeooo:paragraph-rsid="000790b5" style:font-size-asian="12pt" style:font-size-complex="12pt"/>
    </style:style>
    <style:style style:name="P3" style:family="paragraph" style:parent-style-name="Preformatted_20_Text">
      <style:paragraph-properties fo:line-height="200%"/>
      <style:text-properties style:font-name="FreeSans" fo:font-size="12pt" officeooo:rsid="000790b5" officeooo:paragraph-rsid="000790b5" style:font-size-asian="12pt" style:font-size-complex="12pt"/>
    </style:style>
    <style:style style:name="P4" style:family="paragraph" style:parent-style-name="Preformatted_20_Text">
      <style:text-properties style:font-name="FreeSans" fo:font-size="12pt" style:text-underline-style="solid" style:text-underline-width="auto" style:text-underline-color="font-color" fo:font-weight="bold" officeooo:rsid="00091312" officeooo:paragraph-rsid="00091312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FreeSans" fo:font-size="14pt" style:text-underline-style="solid" style:text-underline-width="auto" style:text-underline-color="font-color" fo:font-weight="bold" officeooo:rsid="000790b5" officeooo:paragraph-rsid="000790b5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FreeSans" fo:font-size="12pt" fo:font-weight="normal" officeooo:rsid="0020350a" officeooo:paragraph-rsid="000a380d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FreeSans" fo:font-size="12pt" fo:font-weight="bold" officeooo:paragraph-rsid="000a380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FreeSans" fo:font-size="12pt" fo:font-weight="bold" officeooo:rsid="00091312" officeooo:paragraph-rsid="000a380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FreeSans" fo:font-size="12pt" officeooo:paragraph-rsid="000a380d" style:font-size-asian="12pt" style:font-size-complex="12pt"/>
    </style:style>
    <style:style style:name="T1" style:family="text">
      <style:text-properties officeooo:rsid="002d29b9"/>
    </style:style>
    <style:style style:name="T2" style:family="text">
      <style:text-properties fo:font-style="italic" officeooo:rsid="000a380d" style:font-style-asian="italic" style:font-style-complex="italic"/>
    </style:style>
    <style:style style:name="T3" style:family="text">
      <style:text-properties fo:font-style="italic" officeooo:rsid="00146aae" style:font-style-asian="italic" style:font-style-complex="italic"/>
    </style:style>
    <style:style style:name="T4" style:family="text">
      <style:text-properties officeooo:rsid="0014c61c"/>
    </style:style>
    <style:style style:name="T5" style:family="text">
      <style:text-properties officeooo:rsid="001880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plicability(App) Function:</text:p>
      <text:p text:style-name="P2"/>
      <text:p text:style-name="P3">The purpose of this function is to determine how applicable a heuristic is when applying it to Crypto problems. This function returns the probability of <text:span text:style-name="T5">the</text:span> heuristic applicability. A hundred random <text:span text:style-name="T4">single digit </text:span>crypto problems are generated to determine the applicability of the nine heuristics.</text:p>
      <text:p text:style-name="P2"/>
      <text:p text:style-name="P4">Using the App function:</text:p>
      <text:p text:style-name="P1"/>
      <text:p text:style-name="P8">H<text:span text:style-name="T1">1. </text:span>if sameP( A,B ) ^ zeroP( C,D,E )^ oneP(G) then ( ( A/B ) + zeroX( C,D,E) )</text:p>
      <text:p text:style-name="P9"/>
      <text:p text:style-name="P9"><text:tab/><text:span text:style-name="T2">Applicability = <text:s/></text:span><text:span text:style-name="T3">1</text:span><text:span text:style-name="T2">/100 </text:span><text:span text:style-name="T3">= .01</text:span></text:p>
      <text:p text:style-name="P9"/>
      <text:p text:style-name="P7">H<text:span text:style-name="T1">2. </text:span><text:s/>if sameP(A,B) and goalP(C,D,E) then ((A-B) + goalX( C,D,E) )</text:p>
      <text:p text:style-name="P9"/>
      <text:p text:style-name="P9"><text:tab/><text:span text:style-name="T2">Applicability = <text:s/>1</text:span><text:span text:style-name="T3">6</text:span><text:span text:style-name="T2">/100 </text:span><text:span text:style-name="T3">= 0.16</text:span></text:p>
      <text:p text:style-name="P9"/>
      <text:p text:style-name="P7">H3. if zeroP(A) and goalP(B) and numbers P(C,D,E) then ( B + ( A * ( C * ( D * E ) ) ) )</text:p>
      <text:p text:style-name="P7"/>
      <text:p text:style-name="P9"><text:tab/><text:span text:style-name="T2">Applicability = <text:s/>1</text:span><text:span text:style-name="T3">2</text:span><text:span text:style-name="T2">/100 </text:span><text:span text:style-name="T3">= 0.12</text:span></text:p>
      <text:p text:style-name="P9"/>
      <text:p text:style-name="P7">H4. <text:s/>if sameP(A,B) and goalP( C) and numbersP(D,E) then ( C+ ( ( A – B) * ( D * E ) ) )</text:p>
      <text:p text:style-name="P9"/>
      <text:p text:style-name="P9"><text:tab/><text:span text:style-name="T2">Applicability = <text:s/></text:span><text:span text:style-name="T3">9</text:span><text:span text:style-name="T2">/100 </text:span><text:span text:style-name="T3">= 0.09</text:span></text:p>
      <text:p text:style-name="P9"/>
      <text:p text:style-name="P7">H5. <text:s/>if oneP(A) and zeroP(B,C,D) and onemoreP(E,G) then ( ( E- A) + zeroX(C,D,B) )</text:p>
      <text:p text:style-name="P9"/>
      <text:p text:style-name="P9"><text:tab/><text:span text:style-name="T2">Applicability = <text:s/>1</text:span><text:span text:style-name="T3">0</text:span><text:span text:style-name="T2">/100 </text:span><text:span text:style-name="T3">= 0.1</text:span></text:p>
      <text:p text:style-name="P9"/>
      <text:p text:style-name="P7">H6. if oneP(A) and oneP(B) and zeroP(C,D) and twomoreP(E,G) then ( ( E – (A + B) ) +</text:p>
      <text:p text:style-name="P7">zeroX(C,D) )</text:p>
      <text:p text:style-name="P9"/>
      <text:p text:style-name="P9"><text:tab/><text:span text:style-name="T2">Applicability = <text:s/></text:span><text:span text:style-name="T3">0</text:span><text:span text:style-name="T2">/100 </text:span><text:span text:style-name="T3">= 0</text:span></text:p>
      <text:p text:style-name="P9"/>
      <text:p text:style-name="P7">H7. <text:s/>if sameP(A,B) and sameP(C,D) and twomoreP(E, G) then (E – ( ( A/B) + (C/D ) ) )</text:p>
      <text:p text:style-name="P9"/>
      <text:p text:style-name="P9"><text:tab/><text:span text:style-name="T2">Applicability = <text:s/></text:span><text:span text:style-name="T3">0</text:span><text:span text:style-name="T2">/100 </text:span><text:span text:style-name="T3">= 0</text:span></text:p>
      <text:p text:style-name="P9"/>
      <text:p text:style-name="P7">H8. if twoP(A.B) and zeroP(C,D) and twomoreP(E,G) then ( ( E – twoX( A,B) ) +</text:p>
      <text:p text:style-name="P7">zeroX(C,D) )</text:p>
      <text:p text:style-name="P9"/>
      <text:p text:style-name="P9"><text:tab/><text:span text:style-name="T2">Applicability = <text:s/></text:span><text:span text:style-name="T3">6</text:span><text:span text:style-name="T2">/100 </text:span><text:span text:style-name="T3">= 0.06</text:span></text:p>
      <text:p text:style-name="P9"/>
      <text:p text:style-name="P7"><text:soft-page-break/>H<text:span text:style-name="T1">9. </text:span><text:s/>if sameP(A,B,C,D,E,G) then (A + ( ( B – C) + ( D -E ) ) )</text:p>
      <text:p text:style-name="P9"><text:tab/></text:p>
      <text:p text:style-name="P6"><text:tab/><text:span text:style-name="T2">Applicability = <text:s/></text:span><text:span text:style-name="T3">0</text:span><text:span text:style-name="T2">/100 </text:span><text:span text:style-name="T3">= 0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8T19:01:44.279151008</dc:date>
    <meta:editing-duration>PT15M55S</meta:editing-duration>
    <meta:editing-cycles>9</meta:editing-cycles>
    <meta:document-statistic meta:table-count="0" meta:image-count="0" meta:object-count="0" meta:page-count="2" meta:paragraph-count="24" meta:word-count="262" meta:character-count="1341" meta:non-whitespace-character-count="1073"/>
  </office:meta>
</office:document-meta>
</file>